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41.38mm"/>
    </style:style>
    <style:style style:name="co4" style:family="table-column">
      <style:table-column-properties fo:break-before="auto" style:column-width="52.28mm"/>
    </style:style>
    <style:style style:name="co5" style:family="table-column">
      <style:table-column-properties fo:break-before="auto" style:column-width="121.7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ff0000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/>
      <style:text-properties fo:color="#000000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66ff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0099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5"/>
        <table:table-column table:style-name="co1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EKA 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Evaluator: weka.attributeSelection.GainRatioAttributeEval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/>
          <table:table-cell office:value-type="string" calcext:value-type="string">
            <text:p>Search: <text:s/>weka.attributeSelection.Ranker -T -1.7976931348623157E308 -N -1</text:p>
          </table:table-cell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418" calcext:value-type="float">
            <text:p>0,4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ogged_in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3739" calcext:value-type="float">
            <text:p>0,373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rv_serror_rate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399" calcext:value-type="float">
            <text:p>0,33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lag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27" calcext:value-type="float">
            <text:p>0,33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error_rate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32" calcext:value-type="float">
            <text:p>0,3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st_host_srv_serror_rat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673" calcext:value-type="float">
            <text:p>0,267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iff_srv_rate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648" calcext:value-type="float">
            <text:p>0,264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st_host_serror_rat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85" calcext:value-type="float">
            <text:p>0,258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st_bytes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313" calcext:value-type="float">
            <text:p>0,23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rc_bytes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243" calcext:value-type="float">
            <text:p>0,224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me_srv_rate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2" office:value-type="float" office:value="0.1728" calcext:value-type="float">
            <text:p>0,17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452" calcext:value-type="float">
            <text:p>0,145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dst_host_srv_diff_host_rate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134" calcext:value-type="float">
            <text:p>0,134</text:p>
          </table:table-cell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wrong_fragment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1327" calcext:value-type="float">
            <text:p>0,1327</text:p>
          </table:table-cell>
          <table:table-cell office:value-type="float" office:value="33" calcext:value-type="float">
            <text:p>33</text:p>
          </table:table-cell>
          <table:table-cell table:style-name="ce6" office:value-type="string" calcext:value-type="string">
            <text:p>dst_host_srv_count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1283" calcext:value-type="float">
            <text:p>0,1283</text:p>
          </table:table-cell>
          <table:table-cell office:value-type="float" office:value="34" calcext:value-type="float">
            <text:p>34</text:p>
          </table:table-cell>
          <table:table-cell table:style-name="ce6" office:value-type="string" calcext:value-type="string">
            <text:p>dst_host_same_srv_rat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246" calcext:value-type="float">
            <text:p>0,1246</text:p>
          </table:table-cell>
          <table:table-cell office:value-type="float" office:value="35" calcext:value-type="float">
            <text:p>35</text:p>
          </table:table-cell>
          <table:table-cell table:style-name="ce6" office:value-type="string" calcext:value-type="string">
            <text:p>dst_host_diff_srv_rat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43" calcext:value-type="float">
            <text:p>0,1143</text:p>
          </table:table-cell>
          <table:table-cell office:value-type="float" office:value="31" calcext:value-type="float">
            <text:p>31</text:p>
          </table:table-cell>
          <table:table-cell table:style-name="ce6" office:value-type="string" calcext:value-type="string">
            <text:p>srv_diff_host_rate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97" calcext:value-type="float">
            <text:p>0,097</text:p>
          </table:table-cell>
          <table:table-cell office:value-type="float" office:value="41" calcext:value-type="float">
            <text:p>41</text:p>
          </table:table-cell>
          <table:table-cell table:style-name="ce6" office:value-type="string" calcext:value-type="string">
            <text:p>dst_host_srv_rerror_rate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953" calcext:value-type="float">
            <text:p>0,0953</text:p>
          </table:table-cell>
          <table:table-cell office:value-type="float" office:value="23" calcext:value-type="float">
            <text:p>23</text:p>
          </table:table-cell>
          <table:table-cell table:style-name="ce6" office:value-type="string" calcext:value-type="string">
            <text:p>count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899" calcext:value-type="float">
            <text:p>0,0899</text:p>
          </table:table-cell>
          <table:table-cell office:value-type="float" office:value="32" calcext:value-type="float">
            <text:p>32</text:p>
          </table:table-cell>
          <table:table-cell table:style-name="ce6" office:value-type="string" calcext:value-type="string">
            <text:p>dst_host_count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2" office:value-type="float" office:value="0.0821" calcext:value-type="float">
            <text:p>0,0821</text:p>
          </table:table-cell>
          <table:table-cell office:value-type="float" office:value="28" calcext:value-type="float">
            <text:p>28</text:p>
          </table:table-cell>
          <table:table-cell table:style-name="ce7" office:value-type="string" calcext:value-type="string">
            <text:p>srv_rerror_rate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798" calcext:value-type="float">
            <text:p>0,0798</text:p>
          </table:table-cell>
          <table:table-cell office:value-type="float" office:value="16" calcext:value-type="float">
            <text:p>16</text:p>
          </table:table-cell>
          <table:table-cell table:style-name="ce7" office:value-type="string" calcext:value-type="string">
            <text:p>num_root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786" calcext:value-type="float">
            <text:p>0,0786</text:p>
          </table:table-cell>
          <table:table-cell office:value-type="float" office:value="27" calcext:value-type="float">
            <text:p>27</text:p>
          </table:table-cell>
          <table:table-cell table:style-name="ce7" office:value-type="string" calcext:value-type="string">
            <text:p>rerror_rate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775" calcext:value-type="float">
            <text:p>0,0775</text:p>
          </table:table-cell>
          <table:table-cell office:value-type="float" office:value="36" calcext:value-type="float">
            <text:p>36</text:p>
          </table:table-cell>
          <table:table-cell table:style-name="ce7" office:value-type="string" calcext:value-type="string">
            <text:p>dst_host_same_src_port_rate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743" calcext:value-type="float">
            <text:p>0,0743</text:p>
          </table:table-cell>
          <table:table-cell office:value-type="float" office:value="19" calcext:value-type="float">
            <text:p>19</text:p>
          </table:table-cell>
          <table:table-cell table:style-name="ce7" office:value-type="string" calcext:value-type="string">
            <text:p>num_access_files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725" calcext:value-type="float">
            <text:p>0,0725</text:p>
          </table:table-cell>
          <table:table-cell office:value-type="float" office:value="2" calcext:value-type="float">
            <text:p>2</text:p>
          </table:table-cell>
          <table:table-cell table:style-name="ce7" office:value-type="string" calcext:value-type="string">
            <text:p>protocol_type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72" calcext:value-type="float">
            <text:p>0,072</text:p>
          </table:table-cell>
          <table:table-cell office:value-type="float" office:value="13" calcext:value-type="float">
            <text:p>13</text:p>
          </table:table-cell>
          <table:table-cell table:style-name="ce7" office:value-type="string" calcext:value-type="string">
            <text:p>num_compromised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71" calcext:value-type="float">
            <text:p>0,0671</text:p>
          </table:table-cell>
          <table:table-cell office:value-type="float" office:value="15" calcext:value-type="float">
            <text:p>15</text:p>
          </table:table-cell>
          <table:table-cell table:style-name="ce7" office:value-type="string" calcext:value-type="string">
            <text:p>su_attempted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58" calcext:value-type="float">
            <text:p>0,058</text:p>
          </table:table-cell>
          <table:table-cell office:value-type="float" office:value="10" calcext:value-type="float">
            <text:p>10</text:p>
          </table:table-cell>
          <table:table-cell table:style-name="ce7" office:value-type="string" calcext:value-type="string">
            <text:p>hot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54" calcext:value-type="float">
            <text:p>0,0554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duration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float" office:value="0.0449" calcext:value-type="float">
            <text:p>0,0449</text:p>
          </table:table-cell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dst_host_rerror_rate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394" calcext:value-type="float">
            <text:p>0,0394</text:p>
          </table:table-cell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num_file_creations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297" calcext:value-type="float">
            <text:p>0,0297</text:p>
          </table:table-cell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num_failed_logins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252" calcext:value-type="float">
            <text:p>0,0252</text:p>
          </table:table-cell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srv_coun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" calcext:value-type="float">
            <text:p>0,022</text:p>
          </table:table-cell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root_shell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218" calcext:value-type="float">
            <text:p>0,0218</text:p>
          </table:table-cell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num_shells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152" calcext:value-type="float">
            <text:p>0,0152</text:p>
          </table:table-cell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is_guest_login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014" calcext:value-type="float">
            <text:p>0,014</text:p>
          </table:table-cell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and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urgent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num_outbound_cmds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is_host_login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table:formula="of:=QUARTILE([.B4:.B44];1)" office:value-type="float" office:value="0.0449" calcext:value-type="float">
            <text:p>0,0449</text:p>
          </table:table-cell>
          <table:table-cell table:formula="of:=MEDIAN([.B4:.B44])" office:value-type="float" office:value="0.0821" calcext:value-type="float">
            <text:p>0,082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QUARTILE([.B4:.B44];0)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QUARTILE([.B4:.B44];1)" office:value-type="float" office:value="0.0449" calcext:value-type="float">
            <text:p>0,0449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QUARTILE([.B4:.B44];2)" office:value-type="float" office:value="0.0821" calcext:value-type="float">
            <text:p>0,0821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QUARTILE([.B4:.B44];3)" office:value-type="float" office:value="0.1728" calcext:value-type="float">
            <text:p>0,1728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QUARTILE([.B4:.B44];4)" office:value-type="float" office:value="0.418" calcext:value-type="float">
            <text:p>0,418</text:p>
          </table:table-cell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7">00/00/0000</text:date>, <text:time style:data-style-name="N2" text:time-value="15:50:37.069199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5:41:01.254160749</meta:creation-date>
    <dc:date>2017-11-07T15:51:00.850970743</dc:date>
    <meta:editing-duration>PT21M</meta:editing-duration>
    <meta:editing-cycles>3</meta:editing-cycles>
    <meta:generator>LibreOffice/5.1.6.2$Linux_X86_64 LibreOffice_project/10m0$Build-2</meta:generator>
    <meta:document-statistic meta:table-count="1" meta:cell-count="179" meta:object-count="0"/>
  </office:meta>
</office:document-meta>
</file>